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401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681in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1a79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1a795" style:font-weight-asian="bold" style:font-weight-complex="bold"/>
    </style:style>
    <style:style style:name="P3" style:family="paragraph" style:parent-style-name="Table_20_Contents">
      <style:text-properties style:text-line-through-style="none" style:text-line-through-type="none" style:font-name="DejaVu Sans Condensed" fo:font-weight="bold" officeooo:rsid="00764346" officeooo:paragraph-rsid="00764346" style:font-weight-asian="bold" style:font-weight-complex="bold"/>
    </style:style>
    <style:style style:name="P4" style:family="paragraph" style:parent-style-name="Table_20_Contents">
      <style:text-properties style:text-line-through-style="none" style:text-line-through-type="none" style:font-name="DejaVu Sans Condensed" officeooo:rsid="006f40c4" officeooo:paragraph-rsid="006f40c4"/>
    </style:style>
    <style:style style:name="P5" style:family="paragraph" style:parent-style-name="Table_20_Contents">
      <style:text-properties style:text-line-through-style="none" style:text-line-through-type="none" style:font-name="DejaVu Sans Condensed" officeooo:rsid="007b5bf1" officeooo:paragraph-rsid="007b5bf1"/>
    </style:style>
    <style:style style:name="P6" style:family="paragraph" style:parent-style-name="Table_20_Contents">
      <style:text-properties style:text-line-through-style="none" style:text-line-through-type="none" style:font-name="DejaVu Sans Condensed" officeooo:rsid="00864d49" officeooo:paragraph-rsid="00864d49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81a795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officeooo:rsid="006bea74" officeooo:paragraph-rsid="006f40c4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officeooo:rsid="0077de3f" officeooo:paragraph-rsid="0077de3f" style:font-size-asian="12pt" style:font-size-complex="12pt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officeooo:rsid="00968312" officeooo:paragraph-rsid="00968312" style:font-size-asian="12pt" style:font-size-complex="12pt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officeooo:rsid="00864d49" officeooo:paragraph-rsid="00864d49" style:font-size-asian="12pt" style:font-size-complex="12pt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officeooo:rsid="00764346" officeooo:paragraph-rsid="00764346" style:font-size-asian="12pt" style:font-size-complex="12pt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" fo:font-size="12pt" fo:font-weight="bold" officeooo:rsid="006bea74" officeooo:paragraph-rsid="006f40c4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none" style:text-line-through-type="non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21" style:family="paragraph" style:parent-style-name="Standard">
      <style:text-properties style:text-line-through-style="none" style:text-line-through-type="none" style:font-name="DejaVu Sans Condensed" fo:font-size="12pt" fo:font-weight="bold" officeooo:rsid="009035e4" officeooo:paragraph-rsid="009035e4" style:font-size-asian="12pt" style:font-weight-asian="bold" style:font-size-complex="12pt" style:font-weight-complex="bold"/>
    </style:style>
    <style:style style:name="P22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864d49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c68b1" officeooo:paragraph-rsid="008c68b1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c68b1" officeooo:paragraph-rsid="009035e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text-line-through-style="none" style:text-line-through-type="none" style:font-name="DejaVu Sans Condensed" fo:font-size="12pt" fo:font-weight="normal" officeooo:rsid="008c68b1" officeooo:paragraph-rsid="008c68b1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9035e4" officeooo:paragraph-rsid="009035e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line-through-style="none" style:text-line-through-type="none" style:font-name="DejaVu Sans Condensed" fo:font-size="12pt" fo:font-weight="normal" officeooo:rsid="009035e4" officeooo:paragraph-rsid="009035e4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9035e4" officeooo:paragraph-rsid="009035e4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035e4" officeooo:paragraph-rsid="009035e4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110a2" officeooo:paragraph-rsid="009350d8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text-line-through-style="none" style:text-line-through-type="none" style:font-name="DejaVu Sans Condensed" officeooo:paragraph-rsid="006bea74"/>
    </style:style>
    <style:style style:name="P32" style:family="paragraph" style:parent-style-name="Standard">
      <style:text-properties style:text-line-through-style="none" style:text-line-through-type="none" style:font-name="DejaVu Sans Condensed" officeooo:paragraph-rsid="00764346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" fo:font-weight="normal" officeooo:rsid="008e3a83" officeooo:paragraph-rsid="008e3a83" style:font-weight-asian="normal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" officeooo:paragraph-rsid="0094c823"/>
    </style:style>
    <style:style style:name="P35" style:family="paragraph" style:parent-style-name="Standard" style:list-style-name="L3">
      <style:text-properties style:font-name="DejaVu Sans Condensed" officeooo:paragraph-rsid="008c68b1"/>
    </style:style>
    <style:style style:name="P36" style:family="paragraph" style:parent-style-name="Standard" style:list-style-name="L8">
      <style:text-properties officeooo:paragraph-rsid="0098f9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7e51" style:font-weight-asian="bold" style:font-weight-complex="bold"/>
    </style:style>
    <style:style style:name="T3" style:family="text">
      <style:text-properties fo:font-weight="bold" officeooo:rsid="0068dcbe" style:font-weight-asian="bold" style:font-weight-complex="bold"/>
    </style:style>
    <style:style style:name="T4" style:family="text">
      <style:text-properties fo:font-weight="bold" officeooo:rsid="008104ca" style:font-weight-asian="bold" style:font-weight-complex="bold"/>
    </style:style>
    <style:style style:name="T5" style:family="text">
      <style:text-properties fo:font-weight="bold" officeooo:rsid="00864d49" style:font-weight-asian="bold" style:font-weight-complex="bold"/>
    </style:style>
    <style:style style:name="T6" style:family="text">
      <style:text-properties fo:font-weight="bold" officeooo:rsid="009035e4" style:font-weight-asian="bold" style:font-weight-complex="bold"/>
    </style:style>
    <style:style style:name="T7" style:family="text">
      <style:text-properties fo:font-weight="bold" officeooo:rsid="0094c823" style:font-weight-asian="bold" style:font-weight-complex="bold"/>
    </style:style>
    <style:style style:name="T8" style:family="text">
      <style:text-properties fo:font-weight="bold" officeooo:rsid="009ade20" style:font-weight-asian="bold" style:font-weight-complex="bold"/>
    </style:style>
    <style:style style:name="T9" style:family="text">
      <style:text-properties officeooo:rsid="0073ae12"/>
    </style:style>
    <style:style style:name="T10" style:family="text">
      <style:text-properties officeooo:rsid="0035db3e"/>
    </style:style>
    <style:style style:name="T11" style:family="text">
      <style:text-properties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891db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77de3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8a597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804b9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8104ca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80559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96831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96f56c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style:font-size-asian="12pt" style:font-size-complex="12pt"/>
    </style:style>
    <style:style style:name="T28" style:family="text">
      <style:text-properties style:font-name="DejaVu Sans Condensed" fo:font-size="12pt" officeooo:rsid="00764346" style:font-size-asian="12pt" style:font-size-complex="12pt"/>
    </style:style>
    <style:style style:name="T29" style:family="text">
      <style:text-properties style:font-name="DejaVu Sans Condensed" fo:font-size="12pt" officeooo:rsid="008a5976" style:font-size-asian="12pt" style:font-size-complex="12pt"/>
    </style:style>
    <style:style style:name="T30" style:family="text">
      <style:text-properties style:font-name="DejaVu Sans Condensed" fo:font-size="12pt" officeooo:rsid="00968312" style:font-size-asian="12pt" style:font-size-complex="12pt"/>
    </style:style>
    <style:style style:name="T31" style:family="text">
      <style:text-properties style:font-name="DejaVu Sans Condensed" fo:font-size="12pt" fo:font-weight="normal" officeooo:rsid="00804b95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9035e4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94c823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8104ca" style:font-size-asian="12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8c68b1"/>
    </style:style>
    <style:style style:name="T37" style:family="text">
      <style:text-properties officeooo:rsid="009035e4"/>
    </style:style>
    <style:style style:name="T38" style:family="text">
      <style:text-properties officeooo:rsid="0090ffd1"/>
    </style:style>
    <style:style style:name="T39" style:family="text">
      <style:text-properties officeooo:rsid="0094c823"/>
    </style:style>
    <style:style style:name="T40" style:family="text">
      <style:text-properties officeooo:rsid="00968312"/>
    </style:style>
    <style:style style:name="T41" style:family="text">
      <style:text-properties officeooo:rsid="0097976d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97976d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8c68b1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8c68b1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8c68b1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normal" officeooo:rsid="008c68b1" style:font-size-asian="12pt" style:font-weight-asian="normal" style:font-size-complex="12pt" style:font-weight-complex="normal"/>
    </style:style>
    <style:style style:name="T47" style:family="text">
      <style:text-properties style:font-name="DejaVu Sans Condensed" officeooo:rsid="0097976d"/>
    </style:style>
    <style:style style:name="T48" style:family="text">
      <style:text-properties style:font-name="DejaVu Sans Condensed" fo:font-weight="bold" officeooo:rsid="0097976d" style:font-weight-asian="bold" style:font-weight-complex="bold"/>
    </style:style>
    <style:style style:name="T49" style:family="text">
      <style:text-properties fo:font-size="12pt" fo:font-weight="bold" officeooo:rsid="005a1ed0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60491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96f56c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612d0a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891db2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6bea74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759f39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77de3f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968312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8a5976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804b95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8104ca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80559f" style:font-size-asian="12pt" style:font-weight-asian="bold" style:font-size-complex="12pt" style:font-weight-complex="bold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968312" style:font-size-asian="12pt" style:font-size-complex="12pt"/>
    </style:style>
    <style:style style:name="T67" style:family="text">
      <style:text-properties fo:font-size="12pt" officeooo:rsid="00764346" style:font-size-asian="12pt" style:font-size-complex="12pt"/>
    </style:style>
    <style:style style:name="T68" style:family="text">
      <style:text-properties fo:font-size="12pt" officeooo:rsid="008a5976" style:font-size-asian="12pt" style:font-size-complex="12pt"/>
    </style:style>
    <style:style style:name="T69" style:family="text">
      <style:text-properties fo:font-size="12pt" fo:font-weight="normal" officeooo:rsid="00804b95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94c823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8104ca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9035e4" style:font-size-asian="12pt" style:font-weight-asian="normal" style:font-size-complex="12pt" style:font-weight-complex="normal"/>
    </style:style>
    <style:style style:name="T73" style:family="text">
      <style:text-properties officeooo:rsid="009ade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10">xx</text:span> - Controls</text:p>
          </table:table-cell>
          <table:table-cell table:style-name="Table2.A1" office:value-type="string">
            <text:p text:style-name="P2">2xx - Ground</text:p>
          </table:table-cell>
          <table:table-cell table:style-name="Table2.A1" office:value-type="string">
            <text:p text:style-name="P2">3xx - Flight</text:p>
          </table:table-cell>
          <table:table-cell table:style-name="Table2.D1" office:value-type="string">
            <text:p text:style-name="P2">4xx - A2A</text:p>
          </table:table-cell>
          <table:table-cell table:style-name="Table2.E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7"><text:span text:style-name="T49">5</text:span><text:span text:style-name="T50">0</text:span><text:span text:style-name="T51">5</text:span><text:span text:style-name="T52"> - </text:span><text:span text:style-name="T53">A/G </text:span><text:span text:style-name="T54">- </text:span><text:span text:style-name="T55">AGM-114</text:span><text:span text:style-name="T56">K</text:span><text:span text:style-name="T55"> Hellfire</text:span></text:p>
      <text:p text:style-name="P8"/>
      <text:p text:style-name="P14">Fence In:</text:p>
      <text:list text:style-name="L1">
        <text:list-item>
          <text:p text:style-name="P15">Master Arm<text:span text:style-name="T35"> ... </text:span>ARM<text:span text:style-name="T38">ED</text:span></text:p>
        </text:list-item>
        <text:list-item>
          <text:p text:style-name="P16">Laser<text:span text:style-name="T35"> ... </text:span>A<text:span text:style-name="T36">RM</text:span> (<text:span text:style-name="T9">CPG </text:span><text:span text:style-name="T36">instrument panel left</text:span>)</text:p>
        </text:list-item>
      </text:list>
      <text:p text:style-name="P8"/>
      <text:p text:style-name="P31"><text:span text:style-name="T57">Tested ranges from 50 ft AGL hover</text:span><text:span text:style-name="T58"> -- </text:span><text:span text:style-name="T59">Min</text:span><text:span text:style-name="T58"> laser range is </text:span><text:span text:style-name="T60">&lt;</text:span><text:span text:style-name="T59">50 m, max is </text:span><text:span text:style-name="T60">27+</text:span><text:span text:style-name="T58"> km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7">Mode</text:p>
          </table:table-cell>
          <table:table-cell table:style-name="Table1.A1" office:value-type="string">
            <text:p text:style-name="P3">Traj</text:p>
          </table:table-cell>
          <table:table-cell table:style-name="Table1.A1" office:value-type="string">
            <text:p text:style-name="P17">Min</text:p>
          </table:table-cell>
          <table:table-cell table:style-name="Table1.D1" office:value-type="string">
            <text:p text:style-name="P17">Max</text:p>
          </table:table-cell>
        </table:table-row>
        <table:table-row table:style-name="Table1.1">
          <table:table-cell table:style-name="Table1.A2" office:value-type="string">
            <text:p text:style-name="P18">LOAL</text:p>
          </table:table-cell>
          <table:table-cell table:style-name="Table1.A2" office:value-type="string">
            <text:p text:style-name="P4">HI</text:p>
          </table:table-cell>
          <table:table-cell table:style-name="Table1.A2" office:value-type="string">
            <text:p text:style-name="P32"><text:span text:style-name="T66">4.0</text:span><text:span text:style-name="T67"> km</text:span></text:p>
          </table:table-cell>
          <table:table-cell table:style-name="Table1.D2" office:value-type="string">
            <text:p text:style-name="P9">9.<text:span text:style-name="T40">0</text:span> km</text:p>
          </table:table-cell>
        </table:table-row>
        <table:table-row table:style-name="Table1.1">
          <table:table-cell table:style-name="Table1.A2" office:value-type="string">
            <text:p text:style-name="P18">LOAL</text:p>
          </table:table-cell>
          <table:table-cell table:style-name="Table1.A2" office:value-type="string">
            <text:p text:style-name="P4">LO</text:p>
          </table:table-cell>
          <table:table-cell table:style-name="Table1.A2" office:value-type="string">
            <text:p text:style-name="P10"><text:span text:style-name="T40">4.0</text:span> km</text:p>
          </table:table-cell>
          <table:table-cell table:style-name="Table1.D2" office:value-type="string">
            <text:p text:style-name="P9">9.<text:span text:style-name="T40">0</text:span> km</text:p>
          </table:table-cell>
        </table:table-row>
        <table:table-row table:style-name="Table1.1">
          <table:table-cell table:style-name="Table1.A2" office:value-type="string">
            <text:p text:style-name="P19">LOAL</text:p>
          </table:table-cell>
          <table:table-cell table:style-name="Table1.A2" office:value-type="string">
            <text:p text:style-name="P5">DIR</text:p>
          </table:table-cell>
          <table:table-cell table:style-name="Table1.A2" office:value-type="string">
            <text:p text:style-name="P11">2.0 km</text:p>
          </table:table-cell>
          <table:table-cell table:style-name="Table1.D2" office:value-type="string">
            <text:p text:style-name="P11">9.0 km</text:p>
          </table:table-cell>
        </table:table-row>
        <table:table-row table:style-name="Table1.5">
          <table:table-cell table:style-name="Table1.A2" office:value-type="string">
            <text:p text:style-name="P20">LOBL</text:p>
          </table:table-cell>
          <table:table-cell table:style-name="Table1.A2" office:value-type="string">
            <text:p text:style-name="P6">n/a</text:p>
          </table:table-cell>
          <table:table-cell table:style-name="Table1.A2" office:value-type="string">
            <text:p text:style-name="P12"><text:span text:style-name="T40">50</text:span>0 m</text:p>
          </table:table-cell>
          <table:table-cell table:style-name="Table1.D2" office:value-type="string">
            <text:p text:style-name="P12">9.<text:span text:style-name="T40">0</text:span> km</text:p>
          </table:table-cell>
        </table:table-row>
      </table:table>
      <text:p text:style-name="P13"/>
      <text:p text:style-name="P22"><text:span text:style-name="T3">AGM-114K Hellfire II semi-active laser</text:span><text:span text:style-name="T5">, s</text:span><text:span text:style-name="T4">elf-designating</text:span><text:span text:style-name="T3"> </text:span><text:span text:style-name="T2">-- WIP</text:span></text:p>
      <text:list text:style-name="L2">
        <text:list-item>
          <text:p text:style-name="P33"><text:span text:style-name="T68">H</text:span><text:span text:style-name="T65">ellfires can only be mounted on the left pylon if the right pylon is empty or also has Hellfires. <text:s/>To change loadout, change right pylon first.</text:span></text:p>
        </text:list-item>
        <text:list-item>
          <text:p text:style-name="P34"><text:span text:style-name="T61">Laser </text:span><text:span text:style-name="T62">Hellfire trajectories</text:span><text:span text:style-name="T69"> -- There are </text:span><text:span text:style-name="T62">4 trajectories</text:span><text:span text:style-name="T69">: </text:span><text:span text:style-name="T62">LOBL</text:span><text:span text:style-name="T69">, </text:span><text:span text:style-name="T62">LOAL DIR</text:span><text:span text:style-name="T69">, </text:span><text:span text:style-name="T62">LOAL LO</text:span><text:span text:style-name="T69">, and </text:span><text:span text:style-name="T62">LOAL HI</text:span><text:span text:style-name="T69">.</text:span><text:span text:style-name="T70"> <text:s/></text:span><text:span text:style-name="T69">If the missile sees the laser designation at the time of launch, it will </text:span><text:span text:style-name="T63">always</text:span><text:span text:style-name="T71"> </text:span><text:span text:style-name="T69">use </text:span><text:span text:style-name="T62">LOBL</text:span><text:span text:style-name="T69">, otherwise it will use </text:span><text:span text:style-name="T62">LOAL</text:span><text:span text:style-name="T64"> DIR/LO/HI</text:span><text:span text:style-name="T69">. <text:s/></text:span><text:span text:style-name="T72">Select trajectory with DELVRY OSB on Pilot Sparse Weapons Page.</text:span></text:p>
        </text:list-item>
      </text:list>
      <text:list xml:id="list2620718942" text:style-name="L3">
        <text:list-item>
          <text:p text:style-name="P23">Set MMS laser code:</text:p>
          <text:list>
            <text:list-item>
              <text:p text:style-name="P23">On <text:span text:style-name="T1">MMS</text:span> page, press <text:span text:style-name="T1">L1 OSB</text:span> to cycle through RNG mode, then all the pre-set laser codes.</text:p>
            </text:list-item>
            <text:list-item>
              <text:p text:style-name="P23">Change pre-set laser codes by pressing <text:span text:style-name="T1">CODE LIST</text:span> button to toggle <text:span text:style-name="T1">LASER CODES</text:span> page. <text:s/>Press OSB next to code you want to change, press <text:span text:style-name="T1">CLR</text:span> on keyboard (center console), enter new code, then press <text:span text:style-name="T1">ENTER</text:span>. <text:s/>Press <text:span text:style-name="T1">CODE LIST</text:span> button again to return to previous page.</text:p>
            </text:list-item>
          </text:list>
        </text:list-item>
        <text:list-item>
          <text:p text:style-name="P23">Set missile laser code:</text:p>
          <text:list>
            <text:list-item>
              <text:p text:style-name="P23"><text:span text:style-name="T1">Master Arm</text:span> switch ... <text:span text:style-name="T1">STBY</text:span><text:span text:style-name="T37"> (must be in STBY to change codes??)</text:span></text:p>
            </text:list-item>
            <text:list-item>
              <text:p text:style-name="P23">Any MFD, go to <text:span text:style-name="T6">WEAPONS PAGE</text:span> (<text:span text:style-name="T37">Pilot: </text:span><text:span text:style-name="T6">Gray Reset Hat forward</text:span><text:span text:style-name="T37">; Copilot:</text:span> WPN/ASE switch up)</text:p>
            </text:list-item>
            <text:list-item>
              <text:p text:style-name="P23">Current PRI/ALT codes are shown in the middle.</text:p>
            </text:list-item>
            <text:list-item>
              <text:p text:style-name="P23">Change codes by pressing PRI/ALT CODES OSB, then enter A-H on keyboard (center console) and press ENTER for PRI, enter A-H again and press ENTER for ALT.</text:p>
            </text:list-item>
            <text:list-item>
              <text:p text:style-name="P23"><text:span text:style-name="T1">Master Arm</text:span> switch ... <text:span text:style-name="T1">ARM</text:span><text:span text:style-name="T6">ED</text:span></text:p>
            </text:list-item>
          </text:list>
        </text:list-item>
        <text:list-item>
          <text:p text:style-name="P23">Select missile with <text:span text:style-name="T6">Gray Reset Hat left/right</text:span> toward pylon you have Hellfires on.</text:p>
        </text:list-item>
        <text:list-item>
          <text:p text:style-name="P23"><text:span text:style-name="T1">CONSTR</text:span> OSB ... <text:span text:style-name="T1">NORMAL</text:span><text:span text:style-name="T37"> (ORIDE allows you to fire when out of constraints)</text:span></text:p>
        </text:list-item>
        <text:list-item>
          <text:p text:style-name="P23"><text:span text:style-name="T1">LAUNCH</text:span> OSB ... <text:span text:style-name="T7">MAN</text:span><text:span text:style-name="T37"> (</text:span><text:span text:style-name="T39">I think this should be NORM?? but NORM causes the second missile to have the wrong laser code or other problems, and setting may have to be cycled to fix, suspect a bug...???</text:span><text:span text:style-name="T37">)</text:span></text:p>
        </text:list-item>
      </text:list>
      <text:list text:style-name="L8">
        <text:list-item>
          <text:list>
            <text:list-item>
              <text:p text:style-name="P36"><text:span text:style-name="T47">When you first enable the missile, it may say </text:span><text:span text:style-name="T48">SEL</text:span><text:span text:style-name="T47"> as it warms up. <text:s/>When ready, it will show </text:span><text:span text:style-name="T48">RDY</text:span><text:span text:style-name="T47">.</text:span></text:p>
            </text:list-item>
          </text:list>
        </text:list-item>
      </text:list>
      <text:list xml:id="list1012433730423" text:continue-list="list2620718942" text:style-name="L3">
        <text:list-item>
          <text:p text:style-name="P23"><text:span text:style-name="T1">DELVRY</text:span> OSB ... <text:span text:style-name="T6">Press to cycle</text:span><text:span text:style-name="T37"> </text:span>LOBL<text:span text:style-name="T37">, </text:span><text:span text:style-name="T40">DIR, </text:span><text:span text:style-name="T37">LO, HI (LO, HI, and DIR are LOAL modes)</text:span></text:p>
        </text:list-item>
        <text:list-item>
          <text:p text:style-name="P35"><text:span text:style-name="T45">VID</text:span><text:span text:style-name="T46"> OSB ... </text:span><text:span text:style-name="T45">OFF</text:span><text:span text:style-name="T46">, </text:span><text:span text:style-name="T45">TV</text:span><text:span text:style-name="T46">, or </text:span><text:span text:style-name="T45">TIS</text:span><text:span text:style-name="T46"> as desired to show underlay of MMS video</text:span></text:p>
        </text:list-item>
        <text:list-item>
          <text:p text:style-name="P23">Point MMS at target.</text:p>
        </text:list-item>
        <text:list-item>
          <text:p text:style-name="P23">Press and hold <text:span text:style-name="T6">Collective Trigger</text:span><text:span text:style-name="T37"> or </text:span><text:span text:style-name="T6">Joystick Red Button</text:span><text:span text:style-name="T37"> </text:span>to lase.</text:p>
        </text:list-item>
        <text:list-item>
          <text:p text:style-name="P24">When constraints box is <text:span text:style-name="T1">solid</text:span>, indicating missile sees the laser, <text:span text:style-name="T1">press </text:span><text:span text:style-name="T6">and </text:span><text:span text:style-name="T8">hold </text:span><text:span text:style-name="T6">Trigger 2nd Stage</text:span><text:span text:style-name="T37"> until missile fires.</text:span></text:p>
        </text:list-item>
      </text:list>
      <text:list text:style-name="L4">
        <text:list-item>
          <text:list>
            <text:list-item>
              <text:p text:style-name="P26">If you let go early, it may cause a hangfire??</text:p>
            </text:list-item>
          </text:list>
        </text:list-item>
      </text:list>
      <text:p text:style-name="P27"/>
      <text:p text:style-name="P21">MMS commands on Collective (basic commands only)</text:p>
      <text:list text:style-name="L5">
        <text:list-item>
          <text:p text:style-name="P28">Slew ... Ministick</text:p>
        </text:list-item>
        <text:list-item>
          <text:p text:style-name="P28">Toggle Manual/Slaved mode ... Ministick press</text:p>
        </text:list-item>
        <text:list-item>
          <text:p text:style-name="P28">Toggle Narrow/Wide FOV ... Middle Hat up/down, press repeatedly to cycle zoom within each FOV</text:p>
        </text:list-item>
        <text:list-item>
          <text:p text:style-name="P28">Point track ... Middle Hat right, press repeatedly to use Offset Point Track</text:p>
        </text:list-item>
        <text:list-item>
          <text:p text:style-name="P28">Toggle TV/TIS (IR) ... Middle Hat left</text:p>
        </text:list-item>
      </text:list>
      <text:p text:style-name="P25"/>
      <text:p text:style-name="P21">Pilot AI commands</text:p>
      <text:list text:style-name="L6">
        <text:list-item>
          <text:p text:style-name="P29">Toggle Pilot AI on/off ... Trim Hat press</text:p>
        </text:list-item>
        <text:list-item>
          <text:p text:style-name="P29">Toggle Pilot AI HUD display on/off ... Shift-Trim Hat press</text:p>
        </text:list-item>
        <text:list-item>
          <text:p text:style-name="P29">Pilot AI hover ... Trim Hat down</text:p>
        </text:list-item>
        <text:list-item>
          <text:p text:style-name="P29">Pilot AI turn to MMS ... Trim Hat up</text:p>
        </text:list-item>
        <text:list-item>
          <text:p text:style-name="P29">Pilot AI slide left/right in hover ... Trim Hat left/right to set speed (to stop, press Trim Hat down to hover)</text:p>
        </text:list-item>
        <text:list-item>
          <text:p text:style-name="P30">Pilot AI altitude up/down ... Shift-Trim Hat up/down</text:p>
        </text:list-item>
        <text:list-item>
          <text:p text:style-name="P30">Pilot AI turn left/right ... Shift-Trim Hat left/rig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9T00:10:11.814000000</dc:date>
    <meta:editing-duration>P2DT14H52M18S</meta:editing-duration>
    <meta:editing-cycles>11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7" meta:word-count="622" meta:character-count="3201" meta:non-whitespace-character-count="2675"/>
  </office:meta>
</office:document-meta>
</file>